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none" fo:min-height="1.779cm"/>
    </style:style>
    <style:style style:name="gr2" style:family="graphic" style:parent-style-name="standard">
      <style:graphic-properties draw:stroke="none" draw:fill="none" fo:min-height="0.93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>
        <style:tab-stops>
          <style:tab-stop style:position="5.104cm"/>
        </style:tab-stops>
      </style:paragraph-properties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color="#008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0000"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aecf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cm" svg:height="3.275cm" svg:x="5.3cm" svg:y="2.1cm">
          <draw:text-box>
            <text:p><text:span text:style-name="T1">conbus #(</text:span></text:p>
            <text:p><text:span text:style-name="T1"><text:tab/></text:span><text:span text:style-name="T1">.s_addr_w(2),</text:span></text:p>
            <text:p><text:span text:style-name="T1"/></text:p>
            <text:p><text:span text:style-name="T1"><text:tab/></text:span><text:span text:style-name="T1">.s0_addr(2'b</text:span><text:span text:style-name="T2">00</text:span><text:span text:style-name="T1">), <text:s/>// bram </text:span></text:p>
            <text:p><text:span text:style-name="T1"><text:tab/></text:span><text:span text:style-name="T1">.s1_addr(2'b</text:span><text:span text:style-name="T2">01</text:span><text:span text:style-name="T1">), <text:s/>// uart <text:s text:c="2"/></text:span></text:p>
            <text:p><text:span text:style-name="T1"><text:tab/></text:span><text:span text:style-name="T1">.s2_addr(2'b</text:span><text:span text:style-name="T2">10</text:span><text:span text:style-name="T1">), <text:s/>// timer </text:span></text:p>
            <text:p><text:span text:style-name="T1"><text:tab/></text:span><text:span text:style-name="T1">.s3_addr(2'b</text:span><text:span text:style-name="T2">11</text:span><text:span text:style-name="T1">) <text:s text:c="2"/>// gpio </text:span><text:span text:style-name="T3"><text:s/></text:span></text:p>
          </draw:text-box>
        </draw:frame>
        <draw:frame draw:style-name="gr2" draw:text-style-name="P3" draw:layer="layout" svg:width="5.4cm" svg:height="1.547cm" svg:x="17.5cm" svg:y="3.853cm">
          <draw:text-box>
            <text:p><text:span text:style-name="T1">uart_t <text:s text:c="2"/>*uart0 <text:s/>= (uart_t *) <text:s text:c="3"/></text:span></text:p>
            <text:p text:style-name="P2"><text:span text:style-name="T1">timer_t *timer0 = (timer_t *) <text:s/></text:span></text:p>
            <text:p><text:span text:style-name="T1">gpio_t <text:s/>*gpio0 <text:s/>= (gpio_t *) <text:s text:c="2"/></text:span></text:p>
          </draw:text-box>
        </draw:frame>
        <draw:custom-shape draw:style-name="gr3" draw:text-style-name="P5" draw:layer="layout" svg:width="0.5cm" svg:height="0.5cm" svg:x="13.2cm" svg:y="3.382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3.699cm" svg:y="3.38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4.2cm" svg:y="3.382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4.699cm" svg:y="3.38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5.2cm" svg:y="3.382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5.699cm" svg:y="3.38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6.2cm" svg:y="3.382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01cm" svg:height="0.5cm" svg:x="11.799cm" svg:y="3.381cm">
          <text:p text:style-name="P4"><text:span text:style-name="T5">00</text:span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3.199cm" svg:y="3.88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3.698cm" svg:y="3.879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4.199cm" svg:y="3.88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4.698cm" svg:y="3.879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5.199cm" svg:y="3.88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5.698cm" svg:y="3.879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6.199cm" svg:y="3.88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01cm" svg:height="0.5cm" svg:x="11.798cm" svg:y="3.879cm">
          <text:p text:style-name="P4"><text:span text:style-name="T5">01</text:span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3.198cm" svg:y="4.38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3.697cm" svg:y="4.379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4.198cm" svg:y="4.38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4.697cm" svg:y="4.379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5.198cm" svg:y="4.38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5.697cm" svg:y="4.379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6.198cm" svg:y="4.38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01cm" svg:height="0.5cm" svg:x="11.797cm" svg:y="4.379cm">
          <text:p text:style-name="P4"><text:span text:style-name="T5">10</text:span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5cm" svg:height="0.5cm" svg:x="13.197cm" svg:y="4.876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3.696cm" svg:y="4.875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4.197cm" svg:y="4.876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4.696cm" svg:y="4.875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5.197cm" svg:y="4.876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5.696cm" svg:y="4.875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0.5cm" svg:x="16.197cm" svg:y="4.876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01cm" svg:height="0.5cm" svg:x="11.796cm" svg:y="4.875cm">
          <text:p text:style-name="P4"><text:span text:style-name="T5">11</text:span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2.2cm" svg:x="12.058cm" svg:y="3.168cm">
          <text:p/>
          <draw:enhanced-geometry svg:viewBox="0 0 21600 21600" draw:type="rectangle" draw:enhanced-path="M 0 0 L 21600 0 21600 21600 0 21600 0 0 Z N"/>
        </draw:custom-shape>
        <draw:polyline draw:style-name="gr6" draw:text-style-name="P4" draw:layer="layout" svg:width="3.199cm" svg:height="0.399cm" svg:x="9.2cm" svg:y="2.8cm" svg:viewBox="0 0 3200 400" draw:points="0,0 3200,0 3200,400">
          <text:p/>
        </draw:polyline>
        <draw:frame draw:style-name="gr7" draw:text-style-name="P6" draw:layer="layout" svg:width="2.6cm" svg:height="0.725cm" svg:x="5.3cm" svg:y="5.4cm">
          <draw:text-box>
            <text:p><text:span text:style-name="T6">system.v</text:span></text:p>
          </draw:text-box>
        </draw:frame>
        <draw:frame draw:style-name="gr7" draw:text-style-name="P6" draw:layer="layout" svg:width="2.6cm" svg:height="0.725cm" svg:x="17.5cm" svg:y="5.375cm">
          <draw:text-box>
            <text:p><text:span text:style-name="T6">soc-hw.c</text:span></text:p>
          </draw:text-box>
        </draw:frame>
        <draw:custom-shape draw:style-name="gr8" draw:text-style-name="P4" xml:id="id2" draw:id="id2" draw:layer="layout" svg:width="1.4cm" svg:height="2.7cm" svg:x="11.8cm" svg:y="3.36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1.547cm" svg:x="22.4cm" svg:y="3.853cm">
          <draw:text-box>
            <text:p><text:span text:style-name="T1">0x</text:span><text:span text:style-name="T7">2</text:span><text:span text:style-name="T1">0000000;</text:span></text:p>
            <text:p text:style-name="P2"><text:span text:style-name="T1">0x</text:span><text:span text:style-name="T7">4</text:span><text:span text:style-name="T1">0000000;</text:span></text:p>
            <text:p><text:span text:style-name="T1">0x</text:span><text:span text:style-name="T7">6</text:span><text:span text:style-name="T1">0000000;</text:span></text:p>
          </draw:text-box>
        </draw:frame>
        <draw:custom-shape draw:style-name="gr5" draw:text-style-name="P4" xml:id="id1" draw:id="id1" draw:layer="layout" svg:width="0.3cm" svg:height="1.599cm" svg:x="23.016cm" svg:y="3.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s" draw:line-skew="0.701cm" svg:x1="23.166cm" svg:y1="5.399cm" svg:x2="12.5cm" svg:y2="6.068cm" draw:start-shape="id1" draw:start-glue-point="2" draw:end-shape="id2" draw:end-glue-point="2" svg:d="m23166 5399v1201l-10666-31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7T10:53:26</meta:creation-date>
    <dc:date>2012-06-28T08:47:18</dc:date>
    <meta:editing-duration>PT44M11S</meta:editing-duration>
    <meta:editing-cycles>10</meta:editing-cycles>
    <meta:generator>LibreOffice/3.5$Linux_x86 LibreOffice_project/350m1$Build-2</meta:generator>
    <meta:document-statistic meta:object-count="42"/>
  </office:meta>
</office:document-meta>
</file>